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B7900000892CADA47AA805330C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029cm" fo:min-width="5.17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029cm" fo:min-width="3.9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loext:graphic-properties draw:fill="none" draw:fill-color="#ffffff"/>
      <style:paragraph-properties fo:line-height="100%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33cm" svg:x="1.123cm" svg:y="6.716cm">
          <draw:image xlink:href="Pictures/1000020100000B7900000892CADA47AA805330C3.png" xlink:type="simple" xlink:show="embed" xlink:actuate="onLoad" draw:mime-type="image/png">
            <text:p/>
          </draw:image>
        </draw:frame>
        <draw:frame draw:style-name="gr2" draw:text-style-name="P3" draw:layer="layout" svg:width="5.671cm" svg:height="15.279cm" draw:transform="rotate (1.5707963267949) translate (1.813cm 7.032cm)">
          <draw:text-box>
            <text:p text:style-name="P2"><text:span text:style-name="T1">GND</text:span></text:p>
            <text:p text:style-name="P2"><text:span text:style-name="T1">PB15</text:span></text:p>
            <text:p text:style-name="P2"><text:span text:style-name="T1">PB14</text:span></text:p>
            <text:p text:style-name="P2"><text:span text:style-name="T1">PB13</text:span></text:p>
            <text:p text:style-name="P2"><text:span text:style-name="T1">PB12</text:span></text:p>
            <text:p text:style-name="P2"><text:span text:style-name="T1">PB11</text:span></text:p>
            <text:p text:style-name="P2"><text:span text:style-name="T1">PB10</text:span></text:p>
            <text:p text:style-name="P2"><text:span text:style-name="T1">PB9</text:span></text:p>
            <text:p text:style-name="P2"><text:span text:style-name="T1">PB8</text:span></text:p>
            <text:p text:style-name="P2"><text:span text:style-name="T1">PB7-I2C SDA</text:span></text:p>
            <text:p text:style-name="P2"><text:span text:style-name="T1">PB6-I2C SCK</text:span></text:p>
            <text:p text:style-name="P2"><text:span text:style-name="T1">PB5</text:span></text:p>
            <text:p text:style-name="P2"><text:span text:style-name="T1">PB4</text:span></text:p>
            <text:p text:style-name="P2"><text:span text:style-name="T1">PB2</text:span></text:p>
            <text:p text:style-name="P2"><text:span text:style-name="T1">PB1</text:span></text:p>
            <text:p text:style-name="P2"><text:span text:style-name="T2">PB0</text:span></text:p>
          </draw:text-box>
        </draw:frame>
        <draw:frame draw:style-name="gr3" draw:text-style-name="P3" draw:layer="layout" svg:width="4.49cm" svg:height="15.279cm" draw:transform="rotate (-1.5707963267949) translate (17.207cm 21.342cm)">
          <draw:text-box>
            <text:p text:style-name="P2"><text:span text:style-name="T1">PC15</text:span></text:p>
            <text:p text:style-name="P2"><text:span text:style-name="T1">PC14</text:span></text:p>
            <text:p text:style-name="P2"><text:span text:style-name="T1">PA15</text:span></text:p>
            <text:p text:style-name="P2"><text:span text:style-name="T1">PA10</text:span></text:p>
            <text:p text:style-name="P2"><text:span text:style-name="T1">PA9</text:span></text:p>
            <text:p text:style-name="P2"><text:span text:style-name="T1">PA8</text:span></text:p>
            <text:p text:style-name="P2"><text:span text:style-name="T1">PA7-MOSI</text:span></text:p>
            <text:p text:style-name="P2"><text:span text:style-name="T1">PA6-MISO</text:span></text:p>
            <text:p text:style-name="P2"><text:span text:style-name="T1">PA5-SCK</text:span></text:p>
            <text:p text:style-name="P2"><text:span text:style-name="T1">PA4-NSS</text:span></text:p>
            <text:p text:style-name="P2"><text:span text:style-name="T1">PA3</text:span></text:p>
            <text:p text:style-name="P2"><text:span text:style-name="T1">PA2</text:span></text:p>
            <text:p text:style-name="P2"><text:span text:style-name="T1">PA1</text:span></text:p>
            <text:p text:style-name="P2"><text:span text:style-name="T1">PA0</text:span></text:p>
            <text:p text:style-name="P2"><text:span text:style-name="T1">GND</text:span></text:p>
            <text:p text:style-name="P2"><text:span text:style-name="T2">VCC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3T11:40:52.541000000</meta:creation-date>
    <dc:date>2023-06-14T08:54:01.833000000</dc:date>
    <meta:editing-duration>PT28M21S</meta:editing-duration>
    <meta:editing-cycles>8</meta:editing-cycles>
    <meta:generator>LibreOffice/7.1.6.2$Windows_X86_64 LibreOffice_project/0e133318fcee89abacd6a7d077e292f1145735c3</meta:generator>
    <meta:document-statistic meta:object-count="3"/>
  </office:meta>
</office:document-meta>
</file>